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ff" style:font-name="Ubuntu Condensed" fo:font-size="9pt" fo:font-weight="bold" officeooo:rsid="000baed2" officeooo:paragraph-rsid="000fe00f" style:font-size-asian="9pt" style:font-weight-asian="bold" style:font-size-complex="9pt" style:font-weight-complex="bold"/>
    </style:style>
    <style:style style:name="P2" style:family="paragraph" style:parent-style-name="Standard">
      <style:text-properties fo:color="#0000ff" style:font-name="Ubuntu Condensed" fo:font-size="7pt" fo:font-weight="bold" officeooo:rsid="000baed2" officeooo:paragraph-rsid="000e3abe" style:font-size-asian="7pt" style:font-weight-asian="bold" style:font-size-complex="7pt" style:font-weight-complex="bold"/>
    </style:style>
    <style:style style:name="P3" style:family="paragraph" style:parent-style-name="Standard">
      <style:text-properties fo:color="#00cc33" style:font-name="Consolas" fo:font-size="9pt" fo:font-weight="normal" officeooo:rsid="000baed2" officeooo:paragraph-rsid="000e3abe" style:font-size-asian="9pt" style:font-weight-asian="normal" style:font-size-complex="9pt" style:font-weight-complex="normal"/>
    </style:style>
    <style:style style:name="P4" style:family="paragraph" style:parent-style-name="Standard">
      <style:text-properties fo:color="#00cc33" style:font-name="Consolas" fo:font-size="7pt" fo:font-weight="normal" officeooo:rsid="000baed2" officeooo:paragraph-rsid="000e3abe" style:font-size-asian="7pt" style:font-weight-asian="normal" style:font-size-complex="7pt" style:font-weight-complex="normal"/>
    </style:style>
    <style:style style:name="P5" style:family="paragraph" style:parent-style-name="Standard">
      <style:text-properties fo:color="#009900" style:font-name="Ubuntu Condensed" fo:font-size="7pt" fo:font-weight="bold" officeooo:rsid="000baed2" officeooo:paragraph-rsid="000e3abe" style:font-size-asian="7pt" style:font-weight-asian="bold" style:font-size-complex="7pt" style:font-weight-complex="bold"/>
    </style:style>
    <style:style style:name="P6" style:family="paragraph" style:parent-style-name="Standard">
      <style:text-properties fo:color="#000000" style:font-name="Ubuntu Condensed" fo:font-size="7pt" fo:font-weight="normal" officeooo:rsid="000baed2" officeooo:paragraph-rsid="000e3abe" style:font-size-asian="7pt" style:font-weight-asian="normal" style:font-size-complex="7pt" style:font-weight-complex="normal"/>
    </style:style>
    <style:style style:name="P7" style:family="paragraph" style:parent-style-name="Standard">
      <style:text-properties fo:color="#000000" style:font-name="Ubuntu Condensed" fo:font-size="7pt" fo:font-weight="normal" officeooo:rsid="000baed2" officeooo:paragraph-rsid="000fe00f" style:font-size-asian="7pt" style:font-weight-asian="normal" style:font-size-complex="7pt" style:font-weight-complex="normal"/>
    </style:style>
    <style:style style:name="T1" style:family="text">
      <style:text-properties fo:color="#0000ff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c0000"/>
    </style:style>
    <style:style style:name="T4" style:family="text">
      <style:text-properties fo:color="#6600cc"/>
    </style:style>
    <style:style style:name="T5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4"/>
      <text:p text:style-name="P5">!!ARBvp1.0</text:p>
      <text:p text:style-name="P6"><text:span text:style-name="T1">TEMP</text:span> <text:span text:style-name="T5">vertexClip</text:span>;</text:p>
      <text:p text:style-name="P6"><text:span text:style-name="T1">DP4</text:span> <text:span text:style-name="T5">vertexClip</text:span>.<text:span text:style-name="T4">x</text:span>, state.matrix.mvp.row[<text:span text:style-name="T3">0</text:span>], vertex.<text:span text:style-name="T4">position</text:span>;</text:p>
      <text:p text:style-name="P6"><text:span text:style-name="T1">MOV</text:span> <text:span text:style-name="T2">result</text:span>.<text:span text:style-name="T4">position</text:span>, <text:span text:style-name="T5">vertexClip</text:span>;</text:p>
      <text:p text:style-name="P6"><text:span text:style-name="T1">MOV</text:span> <text:span text:style-name="T2">result</text:span>.<text:span text:style-name="T4">color</text:span>, vertex.<text:span text:style-name="T4">color</text:span>;</text:p>
      <text:p text:style-name="P6"><text:span text:style-name="T1">MOV</text:span> <text:span text:style-name="T2">result</text:span>.<text:span text:style-name="T4">texcoord</text:span>[<text:span text:style-name="T3">0</text:span>], vertex.<text:span text:style-name="T4">texcoord</text:span>;</text:p>
      <text:p text:style-name="P2">END</text:p>
      <text:p text:style-name="P2"/>
      <text:p text:style-name="P2"/>
      <text:p text:style-name="P2"/>
      <text:p text:style-name="P7"><text:span text:style-name="T1">DP4</text:span> <text:span text:style-name="T5">vertexClip</text:span>.<text:span text:style-name="T4">y</text:span>, state.matrix.mvp.row[<text:span text:style-name="T3">1</text:span>], vertex.<text:span text:style-name="T4">position</text:span>;</text:p>
      <text:p text:style-name="P7"><text:span text:style-name="T1">DP4 </text:span><text:span text:style-name="T5">vertexClip</text:span>.<text:span text:style-name="T4">z</text:span>, state.matrix.mvp.row[<text:span text:style-name="T3">2</text:span>], vertex.<text:span text:style-name="T4">position</text:span>;</text:p>
      <text:p text:style-name="P7"><text:span text:style-name="T1">DP4 </text:span><text:span text:style-name="T5">vertexClip</text:span>.<text:span text:style-name="T4">w</text:span>, state.matrix.mvp.row[<text:span text:style-name="T3">3</text:span>], vertex.<text:span text:style-name="T4">position</text:span>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2:50:05.388073788</meta:creation-date>
    <dc:date>2017-05-09T17:08:24.512492534</dc:date>
    <meta:editing-duration>PT20M33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29" meta:character-count="368" meta:non-whitespace-character-count="349"/>
  </office:meta>
</office:document-meta>
</file>